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text-properties officeooo:rsid="000c1102" officeooo:paragraph-rsid="000c1102"/>
    </style:style>
    <style:style style:name="P2" style:family="paragraph" style:parent-style-name="Standard">
      <style:text-properties officeooo:rsid="000c1102" officeooo:paragraph-rsid="001043cf"/>
    </style:style>
    <style:style style:name="P3" style:family="paragraph" style:parent-style-name="Standard">
      <style:text-properties officeooo:rsid="00107c04" officeooo:paragraph-rsid="00107c04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officeooo:rsid="000c1102" officeooo:paragraph-rsid="000c1102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officeooo:paragraph-rsid="000c1102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paragraph-rsid="000c1102" style:font-name-asian="Georgia1" style:font-name-complex="Georgia1"/>
    </style:style>
    <style:style style:name="P7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rsid="000c1102" officeooo:paragraph-rsid="000c1102" style:font-name-asian="Georgia1" style:font-name-complex="Georgia1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rsid="000c1102" officeooo:paragraph-rsid="000d6f03" style:font-name-asian="Georgia1" style:font-name-complex="Georgia1"/>
    </style:style>
    <style:style style:name="P9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rsid="000d6f03" officeooo:paragraph-rsid="000d6f03" style:font-name-asian="Georgia1" style:font-name-complex="Georgia1"/>
    </style:style>
    <style:style style:name="P10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rsid="000d6f03" officeooo:paragraph-rsid="000d6f03" style:font-name-asian="Georgia1" style:font-name-complex="Georgia1"/>
    </style:style>
    <style:style style:name="P1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rsid="000d6f03" officeooo:paragraph-rsid="0011d919" style:font-name-asian="Georgia1" style:font-name-complex="Georgia1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0c1102" style:font-name-asian="Georgia1" style:font-name-complex="Georgia1"/>
    </style:style>
    <style:style style:name="T3" style:family="text">
      <style:text-properties style:font-name="Georgia" officeooo:rsid="000d6f03" style:font-name-asian="Georgia1" style:font-name-complex="Georgia1"/>
    </style:style>
    <style:style style:name="T4" style:family="text">
      <style:text-properties style:font-name="Georgia" officeooo:rsid="000e9518" style:font-name-asian="Georgia1" style:font-name-complex="Georgia1"/>
    </style:style>
    <style:style style:name="T5" style:family="text">
      <style:text-properties officeooo:rsid="000e9518"/>
    </style:style>
    <style:style style:name="T6" style:family="text">
      <style:text-properties officeooo:rsid="001043cf"/>
    </style:style>
    <style:style style:name="T7" style:family="text">
      <style:text-properties officeooo:rsid="00107c04"/>
    </style:style>
    <style:style style:name="T8" style:family="text">
      <style:text-properties officeooo:rsid="0011d9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Alejandro,</text:p>
      <text:p text:style-name="P1">Carolina <text:span text:style-name="T5">nos informó </text:span>que no <text:span text:style-name="T5">pudiste </text:span>llega<text:span text:style-name="T5">r ayer</text:span> al ITAM. Aprovecho para enviarte el borrador de preguntas sobre reelección consecutiva de legisladores en Coahuila. <text:span text:style-name="T5">Te ruego que</text:span> sugier<text:span text:style-name="T5">as</text:span> los cambios que creas convenientes, <text:span text:style-name="T5">tanto en contenido, el fraseo</text:span> y el orden de las preguntas. </text:p>
      <text:p text:style-name="Standard"/>
      <text:p text:style-name="P1">Tenemos tres temas en mente para <text:span text:style-name="T5">incluir en el cuestionario</text:span>:</text:p>
      <text:p text:style-name="P1">1 <text:span text:style-name="T5">La o</text:span>pinión espontánea de <text:span text:style-name="T5">la </text:span>reelección <text:span text:style-name="T5">consecutiva</text:span></text:p>
      <text:p text:style-name="P1">2 <text:span text:style-name="T5">La p</text:span>ercepción de contacto <text:span text:style-name="T5">del actual legislador</text:span></text:p>
      <text:p text:style-name="P1">3 Name recognition</text:p>
      <text:p text:style-name="P1"/>
      <text:p text:style-name="P2">Y hemos preparado cinco preguntas, <text:span text:style-name="T6">que aparecen abajo</text:span>. En algunas sugerimos <text:span text:style-name="T5">versiones</text:span> alternativ<text:span text:style-name="T5">a</text:span>s. </text:p>
      <text:p text:style-name="P2"><text:span text:style-name="T6">Gracias de antemano por la oportunidad de incluirlas en la encuesta. Avisa si quieres que hagamos algo en el transcuro de las vacaciones. </text:span><text:s/></text:p>
      <text:p text:style-name="P3">Disfruta la Semana Santa, buena tarde.</text:p>
      <text:p text:style-name="P1">-<text:span text:style-name="T7">e</text:span></text:p>
      <text:p text:style-name="P1"/>
      <text:p text:style-name="P5"><text:span text:style-name="T2">1 </text:span><text:span text:style-name="T1">¿Considera usted apropiado que su diputado local pueda reelegirse?</text:span></text:p>
      <text:p text:style-name="P6">ó</text:p>
      <text:p text:style-name="P5"><text:span text:style-name="T1">¿Está </text:span><text:span text:style-name="T4">usted </text:span><text:span text:style-name="T1">a favor, en contra o le es indiferente la reelección </text:span><text:span text:style-name="T2">consecutiva de legisladores</text:span><text:span text:style-name="T1">?</text:span></text:p>
      <text:p text:style-name="P6"/>
      <text:p text:style-name="P5"><text:span text:style-name="T2">2 </text:span><text:span text:style-name="T1">Ahora, le daré una lista con </text:span><text:span text:style-name="T3">8</text:span><text:span text:style-name="T1"> nombres. </text:span><text:span text:style-name="T4">Califique d</text:span><text:span text:style-name="T1">el </text:span><text:span text:style-name="T4">0</text:span><text:span text:style-name="T1"> al 10, </text:span><text:span text:style-name="T4">donde</text:span><text:span text:style-name="T1"> 10 </text:span><text:span text:style-name="T4">indica</text:span><text:span text:style-name="T1"> un alto nivel de reconocimiento, ¿que tanto reconoce cada nombre?</text:span></text:p>
      <text:p text:style-name="P7">-Javier Díaz González</text:p>
      <text:p text:style-name="P7">-Lilia Isabel Gutiérrez Burciaga </text:p>
      <text:p text:style-name="P7">-Georgina Cano Torralva</text:p>
      <text:p text:style-name="P7">-Ana Isabel Durán Piña</text:p>
      <text:p text:style-name="P8">-Sonia Villarreal Pérez</text:p>
      <text:p text:style-name="P8">-Lariza Montiel Luis</text:p>
      <text:p text:style-name="P9">-José Armando Pruneda Valdez</text:p>
      <text:p text:style-name="P9">-Leonel Contreras Pámanes</text:p>
      <text:p text:style-name="P11">-<text:span text:style-name="T8">Florencio Siller Linaje</text:span></text:p>
      <text:p text:style-name="P6"/>
      <text:p text:style-name="P5"><text:span text:style-name="T2">3 El 3 de abril iniciaron las campañas para renovar el Congreso del Estado. </text:span><text:span text:style-name="T1">¿Recuerda usted los nombres de los candidatos a diputado en </text:span><text:span text:style-name="T2">este</text:span><text:span text:style-name="T1"> distrito?</text:span></text:p>
      <text:p text:style-name="P6"/>
      <text:p text:style-name="P5"><text:span text:style-name="T2">4 Ahora p</text:span><text:span text:style-name="T4">i</text:span><text:span text:style-name="T2">ens</text:span><text:span text:style-name="T4">e por favor</text:span><text:span text:style-name="T2"> en los diputados locales que actualmente representan al estado. <text:s/></text:span><text:span text:style-name="T1">¿Recuerda usted algo especial que haya hecho su diputado/a local por su comunidad?</text:span></text:p>
      <text:p text:style-name="P6"/>
      <text:p text:style-name="P5"><text:span text:style-name="T2">5 </text:span><text:span text:style-name="T1">Si su </text:span><text:span text:style-name="T2">actual </text:span><text:span text:style-name="T1">diputado/a se estuviera reeligiendo, ¿votaría por él/ella?</text:span></text:p>
      <text:p text:style-name="P6">ó</text:p>
      <text:p text:style-name="P6">¿Votaría por su diputad<text:span text:style-name="T5">o/a</text:span> local si éste/<text:span text:style-name="T5">a</text:span> se presentara a la reelección?</text:p>
      <text:p text:style-name="P6">ó</text:p>
      <text:p text:style-name="P5"><text:span text:style-name="T1">¿Votaría por su diputado </text:span><text:span text:style-name="T2">actual </text:span><text:span text:style-name="T1">si </text:span><text:span text:style-name="T2">é</text:span><text:span text:style-name="T1">ste estuviera nuevamente en la contienda por el cargo? </text:span></text:p>
      <text:p text:style-name="P4"/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13:11:18.349154145</meta:creation-date>
    <dc:date>2017-04-11T15:25:23.804183561</dc:date>
    <meta:editing-duration>PT34M1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30" meta:word-count="294" meta:character-count="1842" meta:non-whitespace-character-count="1571"/>
  </office:meta>
</office:document-meta>
</file>